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5.084cm" fo:min-width="4.834cm"/>
    </style:style>
    <style:style style:name="gr2" style:family="graphic" style:parent-style-name="Large">
      <style:graphic-properties fo:min-height="1.423cm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1.786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55cm" fo:min-width="0.126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102cm"/>
    </style:style>
    <style:style style:name="gr8" style:family="graphic" style:parent-style-name="standard">
      <style:graphic-properties draw:textarea-vertical-align="middle" draw:auto-grow-height="false" fo:min-height="1.782cm" fo:min-width="1.532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9.475cm" fo:min-width="4.834cm"/>
    </style:style>
    <style:style style:name="gr10" style:family="graphic" style:parent-style-name="Large">
      <style:graphic-properties fo:min-height="2.134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4.012cm" fo:min-width="1.913cm"/>
    </style:style>
    <style:style style:name="gr12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5.334cm" svg:x="3.148cm" svg:y="1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.535cm" svg:height="1.673cm" svg:x="4.688cm" svg:y="1.417cm">
          <draw:text-box>
            <text:p>Linux</text:p>
          </draw:text-box>
        </draw:frame>
        <draw:custom-shape draw:style-name="gr3" draw:text-style-name="P2" xml:id="id1" draw:id="id1" draw:layer="layout" svg:width="2.286cm" svg:height="2.286cm" svg:x="1.305cm" svg:y="8.794cm">
          <text:p text:style-name="P2">Node1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286cm" svg:height="2.286cm" svg:x="4.672cm" svg:y="11.842cm">
          <text:p text:style-name="P2">Node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5.815cm" svg:y1="6.784cm" svg:x2="2.448cm" svg:y2="8.794cm" draw:end-shape="id1" draw:end-glue-point="0" svg:d="M5815 6784v742h-3367v1268" svg:viewBox="0 0 3368 2011">
          <text:p/>
        </draw:connector>
        <draw:connector draw:style-name="gr4" draw:text-style-name="P2" draw:layer="layout" svg:x1="5.815cm" svg:y1="6.784cm" svg:x2="5.815cm" svg:y2="11.842cm" draw:end-shape="id2" draw:end-glue-point="0" svg:d="M5815 6784v5058" svg:viewBox="0 0 1 5059">
          <text:p/>
        </draw:connector>
        <draw:g>
          <draw:g>
            <draw:custom-shape draw:style-name="gr5" draw:text-style-name="P2" draw:layer="layout" svg:width="0.626cm" svg:height="0.805cm" svg:x="6.089cm" svg:y="4.6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635cm" svg:height="0.179cm" svg:x="6.08cm" svg:y="5.3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635cm" svg:height="0.179cm" svg:x="6.08cm" svg:y="4.5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" draw:text-style-name="P2" draw:layer="layout" svg:width="0.626cm" svg:height="0.805cm" svg:x="6.812cm" svg:y="4.7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635cm" svg:height="0.179cm" svg:x="6.803cm" svg:y="5.4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635cm" svg:height="0.179cm" svg:x="6.803cm" svg:y="4.6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" draw:text-style-name="P2" draw:layer="layout" svg:width="0.626cm" svg:height="0.805cm" svg:x="7.486cm" svg:y="4.9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635cm" svg:height="0.179cm" svg:x="7.477cm" svg:y="5.6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635cm" svg:height="0.179cm" svg:x="7.477cm" svg:y="4.8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" draw:text-style-name="P2" draw:layer="layout" svg:width="0.626cm" svg:height="0.805cm" svg:x="6.389cm" svg:y="5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635cm" svg:height="0.179cm" svg:x="6.38cm" svg:y="5.7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635cm" svg:height="0.179cm" svg:x="6.38cm" svg:y="4.9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" draw:text-style-name="P2" draw:layer="layout" svg:width="0.626cm" svg:height="0.805cm" svg:x="7.073cm" svg:y="5.1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635cm" svg:height="0.179cm" svg:x="7.064cm" svg:y="5.8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635cm" svg:height="0.179cm" svg:x="7.0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" draw:text-style-name="P2" draw:layer="layout" svg:width="0.626cm" svg:height="0.805cm" svg:x="7.747cm" svg:y="5.3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635cm" svg:height="0.179cm" svg:x="7.738cm" svg:y="6.0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635cm" svg:height="0.179cm" svg:x="7.738cm" svg:y="5.2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7" draw:text-style-name="P3" draw:layer="layout" svg:width="2.602cm" svg:height="1.199cm" svg:x="6.018cm" svg:y="3.54cm">
          <draw:text-box>
            <text:p>Enterprise</text:p>
            <text:p>Disk</text:p>
          </draw:text-box>
        </draw:frame>
        <draw:custom-shape draw:style-name="gr8" draw:text-style-name="P2" draw:layer="layout" svg:width="2.032cm" svg:height="2.032cm" svg:x="3.413cm" svg:y="3.54cm">
          <text:p text:style-name="P2">DB</text:p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3" draw:text-style-name="P2" xml:id="id3" draw:id="id3" draw:layer="layout" svg:width="2.286cm" svg:height="2.286cm" svg:x="8.201cm" svg:y="8.808cm">
          <text:p text:style-name="P2">Node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5.816cm" svg:y1="6.784cm" svg:x2="9.344cm" svg:y2="8.808cm" draw:end-shape="id3" draw:end-glue-point="0" svg:d="M5816 6784v749h3528v1275" svg:viewBox="0 0 3529 2025">
          <text:p/>
        </draw:connector>
      </draw:page>
      <draw:page draw:name="page2" draw:style-name="dp1" draw:master-page-name="Default">
        <draw:custom-shape draw:style-name="gr9" draw:text-style-name="P1" draw:layer="layout" svg:width="5.334cm" svg:height="9.725cm" svg:x="3.148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4.44cm" svg:height="2.384cm" svg:x="4.145cm" svg:y="3.461cm">
          <draw:text-box>
            <text:p text:style-name="P4">Container Host</text:p>
          </draw:text-box>
        </draw:frame>
        <draw:custom-shape draw:style-name="gr3" draw:text-style-name="P5" xml:id="id4" draw:id="id4" draw:layer="layout" svg:width="2.286cm" svg:height="2.286cm" svg:x="1.305cm" svg:y="14.894cm">
          <text:p text:style-name="P5">Node1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2.286cm" svg:height="2.286cm" svg:x="4.672cm" svg:y="17.942cm">
          <text:p text:style-name="P5">Node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5.815cm" svg:y1="12.884cm" svg:x2="2.448cm" svg:y2="14.894cm" draw:end-shape="id4" draw:end-glue-point="0" svg:d="M5815 12884v742h-3367v1268" svg:viewBox="0 0 3368 2011">
          <text:p/>
        </draw:connector>
        <draw:connector draw:style-name="gr4" draw:text-style-name="P2" draw:layer="layout" svg:x1="5.815cm" svg:y1="12.884cm" svg:x2="5.815cm" svg:y2="17.942cm" draw:end-shape="id5" draw:end-glue-point="0" svg:d="M5815 12884v5058" svg:viewBox="0 0 1 5059">
          <text:p/>
        </draw:connector>
        <draw:g>
          <draw:g>
            <draw:custom-shape draw:style-name="gr5" draw:text-style-name="P2" draw:layer="layout" svg:width="0.626cm" svg:height="0.805cm" svg:x="4.689cm" svg:y="6.6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635cm" svg:height="0.179cm" svg:x="4.68cm" svg:y="7.3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635cm" svg:height="0.179cm" svg:x="4.68cm" svg:y="6.5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" draw:text-style-name="P2" draw:layer="layout" svg:width="0.626cm" svg:height="0.805cm" svg:x="5.412cm" svg:y="6.7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635cm" svg:height="0.179cm" svg:x="5.403cm" svg:y="7.4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635cm" svg:height="0.179cm" svg:x="5.403cm" svg:y="6.6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" draw:text-style-name="P2" draw:layer="layout" svg:width="0.626cm" svg:height="0.805cm" svg:x="6.086cm" svg:y="6.9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635cm" svg:height="0.179cm" svg:x="6.077cm" svg:y="7.6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635cm" svg:height="0.179cm" svg:x="6.077cm" svg:y="6.8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" draw:text-style-name="P2" draw:layer="layout" svg:width="0.626cm" svg:height="0.805cm" svg:x="4.989cm" svg:y="7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635cm" svg:height="0.179cm" svg:x="4.98cm" svg:y="7.7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635cm" svg:height="0.179cm" svg:x="4.98cm" svg:y="6.9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" draw:text-style-name="P2" draw:layer="layout" svg:width="0.626cm" svg:height="0.805cm" svg:x="5.673cm" svg:y="7.1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635cm" svg:height="0.179cm" svg:x="5.664cm" svg:y="7.8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635cm" svg:height="0.179cm" svg:x="5.664cm" svg:y="7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" draw:text-style-name="P2" draw:layer="layout" svg:width="0.626cm" svg:height="0.805cm" svg:x="6.347cm" svg:y="7.3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635cm" svg:height="0.179cm" svg:x="6.338cm" svg:y="8.0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635cm" svg:height="0.179cm" svg:x="6.338cm" svg:y="7.2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7" draw:text-style-name="P7" draw:layer="layout" svg:width="2.602cm" svg:height="1.199cm" svg:x="4.618cm" svg:y="5.54cm">
          <draw:text-box>
            <text:p text:style-name="P6">Enterprise</text:p>
            <text:p text:style-name="P6">Disk</text:p>
          </draw:text-box>
        </draw:frame>
        <draw:custom-shape draw:style-name="gr11" draw:text-style-name="P8" draw:layer="layout" svg:width="2.413cm" svg:height="4.262cm" svg:x="3.159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032cm" svg:height="2.032cm" svg:x="3.413cm" svg:y="9.64cm">
          <text:p text:style-name="P5">DB</text:p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3" draw:text-style-name="P5" xml:id="id6" draw:id="id6" draw:layer="layout" svg:width="2.286cm" svg:height="2.286cm" svg:x="8.201cm" svg:y="14.908cm">
          <text:p text:style-name="P5">Node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5.816cm" svg:y1="12.884cm" svg:x2="9.344cm" svg:y2="14.908cm" draw:end-shape="id6" draw:end-glue-point="0" svg:d="M5816 12884v749h3528v1275" svg:viewBox="0 0 3529 2025">
          <text:p/>
        </draw:connector>
        <draw:line draw:style-name="gr12" draw:text-style-name="P9" draw:layer="layout" svg:x1="3.155cm" svg:y1="8.466cm" svg:x2="8.489cm" svg:y2="8.466cm">
          <text:p/>
        </draw:line>
        <draw:frame draw:style-name="gr7" draw:text-style-name="P7" draw:layer="layout" svg:width="2.602cm" svg:height="1.199cm" svg:x="3.159cm" svg:y="8.818cm">
          <draw:text-box>
            <text:p text:style-name="P6">Contain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arge" style:family="graphic" style:parent-style-name="standard">
      <style:graphic-properties draw:stroke="none" svg:stroke-color="#000000" draw:fill="none" draw:fill-color="#ffffff" draw:fill-gradient-name="Gradient_20_2" draw:fill-hatch-name="Hatching_20_2" draw:fill-image-name="Bitmap_20_1" draw:textarea-horizontal-align="left" draw:auto-grow-height="true" draw:auto-grow-width="false" fo:min-height="0.628cm" fo:min-width="1.501cm">
        <text:list-style style:name="Larg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ent Baude</meta:initial-creator>
    <meta:creation-date>2016-02-25T08:22:55.381341471</meta:creation-date>
    <dc:date>2016-02-25T10:37:59.241652250</dc:date>
    <dc:creator>Brent Baude</dc:creator>
    <meta:editing-duration>PT1H49M51S</meta:editing-duration>
    <meta:editing-cycles>8</meta:editing-cycles>
    <meta:generator>LibreOffice/5.0.5.2$Linux_X86_64 LibreOffice_project/00$Build-2</meta:generator>
    <meta:document-statistic meta:object-count="73"/>
  </office:meta>
</office:document-meta>
</file>